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list-style-name="L1"/>
    <style:style style:name="P2" style:family="paragraph" style:parent-style-name="Heading_20_2">
      <style:text-properties officeooo:rsid="0011b25f" officeooo:paragraph-rsid="0011b25f"/>
    </style:style>
    <style:style style:name="P3" style:family="paragraph" style:parent-style-name="Text_20_body" style:list-style-name="L1"/>
    <style:style style:name="P4" style:family="paragraph" style:parent-style-name="Text_20_body" style:list-style-name="L1">
      <style:text-properties officeooo:paragraph-rsid="0010cd3c"/>
    </style:style>
    <style:style style:name="P5" style:family="paragraph" style:parent-style-name="Text_20_body" style:list-style-name="L2"/>
    <style:style style:name="P6" style:family="paragraph" style:parent-style-name="Text_20_body" style:list-style-name="L1">
      <style:text-properties fo:font-weight="bold" officeooo:paragraph-rsid="0010cd3c" style:font-weight-asian="bold" style:font-weight-complex="bold"/>
    </style:style>
    <style:style style:name="P7" style:family="paragraph" style:parent-style-name="Text_20_body">
      <style:text-properties officeooo:paragraph-rsid="0011b25f"/>
    </style:style>
    <style:style style:name="T1" style:family="text">
      <style:text-properties officeooo:rsid="000d126f"/>
    </style:style>
    <style:style style:name="T2" style:family="text">
      <style:text-properties officeooo:rsid="0010cd3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138533273" text:style-name="L1">
        <text:list-header>
          <text:p text:style-name="P1">Laporan</text:p>
          <text:p text:style-name="P3">Nama : Ari Ali Nugroho</text:p>
          <text:p text:style-name="P3">Kelas : 11 IPA 3</text:p>
          <text:p text:style-name="P3"/>
          <text:p text:style-name="P3">Waktu : <text:span text:style-name="T2">14</text:span> Mei 2020 (video durasi: 30 menit)</text:p>
          <text:p text:style-name="P3">Sumber : Internet (youtube.com)</text:p>
          <text:p text:style-name="P4">Penceramah : Ustadz Adi Hidayat</text:p>
          <text:p text:style-name="P6">Materi: <text:span text:style-name="T2">Amalan lailatul qadar</text:span></text:p>
        </text:list-header>
      </text:list>
      <text:p text:style-name="Text_20_body"/>
      <text:h text:style-name="P2" text:outline-level="2">Rangkuman:</text:h>
      <text:p text:style-name="P7"/>
      <text:list xml:id="list101327928647882" text:continue-numbering="true" text:style-name="L1">
        <text:list-item>
          <text:p text:style-name="P3">Nabi Shallallahu ‘alaihi wa Sallam bersabda "Barang siapa yang shalat malam pada malam Lailatul Qadar karena iman dan ihtisab (ketulusan), maka akan diampuni dosa-dosanya yang lalu"</text:p>
        </text:list-item>
        <text:list-item>
          <text:p text:style-name="P3">Amalan <text:span text:style-name="T1">utama</text:span> malam lailatul qadar, <text:span text:style-name="T1">me</text:span>nghidupkan Shalat malam (dengan keimanan dan ketulusan).</text:p>
        </text:list-item>
        <text:list-item>
          <text:p text:style-name="P3">Dari ‘Aisyah radhiyallahu ‘anha, ia berkata "Aku pernah bertanya pada Rasulullah shallallahu ‘alaihi wa sallam, yaitu jika saja ada suatu hari yang aku tahu bahwa malam tersebut adalah lailatul qadar, lantas apa do’a yang mesti kuucapkan?” Jawab Rasul shallallahu ‘alaihi wa sallam, “Berdo’alah: Allahumma innaka ‘afuwwun tuhibbul ‘afwa fa’fu’anni (Ya Allah, Engkau Maha Pemaaf dan Engkau mencintai orang yang meminta maaf, karenanya maafkanlah aku)."</text:p>
        </text:list-item>
        <text:list-item>
          <text:p text:style-name="P3">Doa ketika malam Al-Qadar: "Allahumma innaka afuwwun tuhibbul afwa fa'fu annii"</text:p>
        </text:list-item>
        <text:list-item>
          <text:p text:style-name="P3">Rencana saat lailatul qadar:</text:p>
        </text:list-item>
      </text:list>
      <text:list xml:id="list3306195744" text:style-name="L2">
        <text:list-item>
          <text:p text:style-name="P5">Mengkondisikan bangun pada malam hari (untuk beribadah).</text:p>
        </text:list-item>
        <text:list-item>
          <text:p text:style-name="P5">Siapkan amal ibadah terbaik, dan memohon doa kepada Allah dengan ketulusan.</text:p>
        </text:list-item>
        <text:list-item>
          <text:p text:style-name="P5">Melakukan semua ibadah tersebut dengan keikhlasan dan ketulusan kepada Allah.</text:p>
        </text:list-item>
        <text:list-item>
          <text:p text:style-name="P5">Melakukan semua ibadah dengan semangat dan foku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4T10:10:26.431207235</meta:creation-date>
    <dc:date>2020-05-14T10:13:26.184306657</dc:date>
    <meta:editing-duration>PT2M59S</meta:editing-duration>
    <meta:editing-cycles>5</meta:editing-cycles>
    <meta:generator>LibreOffice/6.4.3.2$Linux_X86_64 LibreOffice_project/40$Build-2</meta:generator>
    <meta:document-statistic meta:table-count="0" meta:image-count="0" meta:object-count="0" meta:page-count="1" meta:paragraph-count="17" meta:word-count="195" meta:character-count="1293" meta:non-whitespace-character-count="1124"/>
  </office:meta>
</office:document-meta>
</file>